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Times new roman" svg:font-family="'Times new roman'" style:font-family-generic="roma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Heading_20_1" style:master-page-name="Standard">
      <style:paragraph-properties fo:margin-top="0.423cm" fo:margin-bottom="0.212cm" loext:contextual-spacing="false" style:page-number="auto"/>
      <style:text-properties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Views Exercises (Movie-Rating Database)</text:h>
      <text:p text:style-name="Text_20_body"><text:line-break/><text:span text:style-name="T1">Schema:</text:span><text:line-break/><text:span text:style-name="T3">Movie</text:span> ( mID, title, year, director )<text:line-break/>English: There is a movie with ID number <text:span text:style-name="T3">mID</text:span>, a <text:span text:style-name="T3">title</text:span>, a release <text:span text:style-name="T3">year</text:span>, and a <text:span text:style-name="T3">director</text:span>.<text:line-break/><text:line-break/><text:span text:style-name="T3">Reviewer</text:span> ( rID, name )<text:line-break/>English: The reviewer with ID number <text:span text:style-name="T3">rID</text:span> has a certain <text:span text:style-name="T3">name</text:span>.<text:line-break/><text:line-break/><text:span text:style-name="T3">Rating</text:span> ( rID, mID, stars, ratingDate )<text:line-break/>English: The reviewer <text:span text:style-name="T3">rID</text:span> gave the movie <text:span text:style-name="T3">mID</text:span> a number of <text:span text:style-name="T3">stars</text:span> rating (1-5) on a certain <text:span text:style-name="T3">ratingDate</text:span>.<text:line-break/><text:line-break/>Each exercise asks you to create a view, and then write a query using that view, perhaps along with previously created views and/or the base tables. The correct results for the queries over the provided data can be seen by pressing the button at the bottom of the page.<text:line-break/><text:line-break/><text:line-break/><text:span text:style-name="T1">1.</text:span>Create a view called <text:span text:style-name="T4">TNS</text:span><text:span text:style-name="T2"> </text:span>containing title-name-stars triples, where the movie (title) was reviewed by a reviewer (name) and received the rating (stars). Then referencing only view <text:span text:style-name="T4">TNS</text:span> and table <text:span text:style-name="T3">Movie</text:span>, write a SQL query that returns the lastest year of any movie reviewed by Chris Jackson. You may assume movie names are unique.create<text:line-break/><text:line-break/><text:span text:style-name="T1">2.</text:span>Referencing view <text:span text:style-name="T4">TNS</text:span><text:span text:style-name="T2"> </text:span>from Exercise 1 and no other tables, create a view <text:span text:style-name="T4">RatingStats</text:span> containing each movie title that has at least one rating, the number of ratings it received, and its average rating. Then referencing view <text:span text:style-name="T4">RatingStats</text:span> and no other tables, write a SQL query to find the title of the highest-average-rating movie with at least three ratings.<text:line-break/><text:line-break/><text:span text:style-name="T1">3.</text:span>Create a view <text:span text:style-name="T4">Favorites</text:span> containing rID-mID pairs, where the reviewer with rID gave the movie with mID the highest rating he or she gave any movie. Then referencing only view <text:span text:style-name="T4">Favorites</text:span><text:span text:style-name="T2"> </text:span>and tables<text:span text:style-name="T2"> </text:span><text:span text:style-name="T4">Movie</text:span> and <text:span text:style-name="T4">Reviewer</text:span>, write a SQL query to return reviewer-reviewer-movie triples where the two (different) reviewers have the movie as their favorite. Return each pair once, i.e., don't return a pair and its inverse.<text:line-break/></text:p>
      <text:p text:style-name="P2">Answers:</text:p>
      <text:p text:style-name="Text_20_body"><text:span text:style-name="Strong_20_Emphasis"><text:span text:style-name="T5">1.1982<text:line-break/>2.Raiders of the Lost Ark<text:line-break/>3.</text:span></text:span><text:span text:style-name="Strong_20_Emphasis"><text:span text:style-name="T6">These tuples can be returned in any order, and it's okay if the reviewer names are reversed</text:span></text:span><text:span text:style-name="Strong_20_Emphasis"><text:span text:style-name="T5"><text:line-break/>(Sarah Martinez, Mike Anderson, Gone with the Wind)<text:line-break/>(Daniel Lewis, Elizabeth Thomas, Snow White)<text:line-break/>(Brittany Harris, Chris Jackson, Raiders of the Lost Ark)</text:span>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Times new roman" svg:font-family="'Times new roman'" style:font-family-generic="roma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Noto Sans CJK SC Regular1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, 'Times New Roman'" style:font-family-generic="roman" style:font-pitch="variable" fo:font-size="24pt" fo:font-weight="bold" style:font-name-asian="Noto Sans CJK SC Regular1" style:font-family-asian="'Noto Sans CJK SC Regular'" style:font-pitch-asian="variable" style:font-size-asian="24pt" style:font-weight-asian="bold" style:font-name-complex="Lohit Devanagari2" style:font-family-complex="'Lohit Devanagari'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141cm" loext:contextual-spacing="false" fo:keep-together="always" fo:keep-with-next="always"/>
      <style:text-properties fo:color="#8f400b" fo:font-size="16pt" fo:font-weight="bold" style:font-name-asian="Noto Sans CJK SC Regular" style:font-family-asian="'Noto Sans CJK SC Regular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ejaVu Sans Mono" style:font-family-asian="'DejaVu Sans Mono'" style:font-family-generic-asian="modern" style:font-name-complex="Liberation Mono" style:font-family-complex="'Liberation Mono', 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6:15:53.982237100</meta:creation-date>
    <dc:date>2019-10-17T09:36:22.381242071</dc:date>
    <meta:editing-cycles>4</meta:editing-cycles>
    <meta:editing-duration>PT24M13S</meta:editing-duration>
    <meta:generator>LibreOffice/6.0.7.3$Linux_X86_64 LibreOffice_project/00m0$Build-3</meta:generator>
    <meta:document-statistic meta:table-count="0" meta:image-count="0" meta:object-count="0" meta:page-count="2" meta:paragraph-count="4" meta:word-count="346" meta:character-count="2070" meta:non-whitespace-character-count="1719"/>
  </office:meta>
</office:document-meta>
</file>